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7536DA5A166CCA0B8CD.jpg" manifest:media-type="image/jpeg"/>
  <manifest:file-entry manifest:full-path="Pictures/10000000000009C400000753D7A0E8A60CEA5921.jpg" manifest:media-type="image/jpeg"/>
  <manifest:file-entry manifest:full-path="Pictures/10000000000009C40000075336D1D82ADCB64747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ulslaids-notes">
      <style:graphic-properties draw:fill-color="#ffffff" fo:min-height="12.572cm"/>
      <style:paragraph-properties style:writing-mode="lr-tb"/>
    </style:style>
    <style:style style:name="pr3" style:family="presentation" style:parent-style-name="_31__5f_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_31__5f_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_31__5f_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1__5f_Nodalu_5f_slaids_5f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_31__5f_Nodalu_5f_slaids_5f_1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_31__5f_Nodalu_5f_slaids_5f_1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.19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.38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55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5551" loext:opacity="100%" style:text-line-through-style="none" style:text-line-through-type="none" style:text-position="0% 100%" style:font-name="Arial1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 fo:hyphenate="false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7pt" fo:letter-spacing="normal" fo:language="en" fo:country="US" fo:font-style="normal" style:text-underline-style="none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2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fo:background-color="transparent" style:font-size-asian="55pt" style:font-style-asian="normal" style:font-weight-asian="bold" style:font-name-complex="Arial1" style:font-size-complex="55pt" style:font-style-complex="normal" style:font-weight-complex="bold"/>
    </style:style>
    <style:style style:name="T4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name-complex="Arial1" style:font-size-complex="44pt" style:font-style-complex="normal" style:font-weight-complex="bold"/>
    </style:style>
    <style:style style:name="T5" style:family="text">
      <style:text-properties fo:font-variant="normal" fo:text-transform="none" fo:color="#6c6c6c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0pt" fo:letter-spacing="normal" fo:language="lv" fo:country="LV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8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44pt" fo:letter-spacing="normal" fo:language="lv" fo:country="LV" fo:font-style="normal" style:text-underline-style="none" fo:font-weight="bold" fo:background-color="transparent" style:font-size-asian="44pt" style:font-style-asian="normal" style:font-weight-asian="bold" style:font-name-complex="Arial1" style:font-size-complex="44pt" style:font-style-complex="normal" style:font-weight-complex="bold"/>
    </style:style>
    <style:style style:name="T9" style:family="text">
      <style:text-properties fo:font-variant="normal" fo:text-transform="none" fo:color="#a6a6a6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00555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55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c6c6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555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ulslaids">
        <draw:frame draw:name="Text Placeholder 1" presentation:style-name="pr1" draw:text-style-name="P2" draw:layer="layout" svg:width="22.506cm" svg:height="1.375cm" svg:x="1.363cm" svg:y="10.742cm" presentation:class="outline" presentation:user-transformed="true">
          <draw:text-box>
            <text:p text:style-name="P1"><text:span text:style-name="T1">Autors</text:span></text:p>
          </draw:text-box>
        </draw:frame>
        <draw:frame draw:name="Text Placeholder 3" presentation:style-name="pr1" draw:text-style-name="P4" draw:layer="layout" svg:width="22.506cm" svg:height="0.766cm" svg:x="1.53cm" svg:y="14.923cm" presentation:class="outline" presentation:user-transformed="true">
          <draw:text-box>
            <text:p text:style-name="P3"><text:span text:style-name="T2">Zinātniskais vadītājs:</text:span></text:p>
          </draw:text-box>
        </draw:frame>
        <draw:frame draw:name="Text Placeholder 4" presentation:style-name="pr1" draw:text-style-name="P4" draw:layer="layout" svg:width="22.506cm" svg:height="0.793cm" svg:x="1.53cm" svg:y="15.69cm" presentation:class="outline" presentation:user-transformed="true">
          <draw:text-box>
            <text:p text:style-name="P3"><text:span text:style-name="T2"/></text:p>
            <text:p text:style-name="P3"><text:span text:style-name="T2">Bakalaura darba progresa apspriešanas 2. seminārs </text:span></text:p>
          </draw:text-box>
        </draw:frame>
        <draw:frame draw:name="Text Placeholder 5" presentation:style-name="pr1" draw:text-style-name="P6" draw:layer="layout" svg:width="22.506cm" svg:height="5.026cm" svg:x="1.53cm" svg:y="7.025cm" presentation:class="outline" presentation:user-transformed="true">
          <draw:text-box>
            <text:p text:style-name="P5"><text:span text:style-name="T3">Bakalaura darba tēm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rba mērķis un tips" draw:style-name="dp1" draw:master-page-name="_31__5f_Title_20_and_20_Content" presentation:presentation-page-layout-name="AL1T11">
        <draw:frame draw:name="Content Placeholder 6" presentation:style-name="pr3" draw:text-style-name="P8" draw:layer="layout" svg:width="22.859cm" svg:height="7.747cm" svg:x="1.27cm" svg:y="4.039cm" presentation:class="outline" presentation:placeholder="true" presentation:user-transformed="true">
          <draw:text-box/>
        </draw:frame>
        <draw:frame draw:name="Title 5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4">Darba mērķis un tips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rba uzdevumi" draw:style-name="dp1" draw:master-page-name="_31__5f_Title_20_and_20_Content" presentation:presentation-page-layout-name="AL1T11">
        <draw:frame draw:name="Content Placeholder 1" presentation:style-name="pr7" draw:text-style-name="P8" draw:layer="layout" svg:width="22.859cm" svg:height="7.747cm" svg:x="1.27cm" svg:y="4.039cm" presentation:class="outline" presentation:placeholder="true" presentation:user-transformed="true">
          <draw:text-box/>
        </draw:frame>
        <draw:frame draw:name="Title 2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4">Darba uzdevumi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alītiskā daļa" draw:style-name="dp1" draw:master-page-name="_31__5f_Title_20_and_20_Content" presentation:presentation-page-layout-name="AL1T11">
        <draw:frame draw:name="Content Placeholder 1" presentation:style-name="pr8" draw:text-style-name="P14" draw:layer="layout" svg:width="22.859cm" svg:height="7.747cm" svg:x="1.27cm" svg:y="4.039cm" presentation:class="outline" presentation:user-transformed="true">
          <draw:text-box>
            <text:list text:style-name="L4">
              <text:list-item>
                <text:p text:style-name="P13"><text:span text:style-name="T6">Kas jau ir izdarīts?</text:span></text:p>
              </text:list-item>
            </text:list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list text:continue-numbering="true" text:style-name="L4">
              <text:list-item>
                <text:p text:style-name="P13"><text:span text:style-name="T6">Kas vēl ir jāizdara?</text:span></text:p>
              </text:list-item>
            </text:list>
          </draw:text-box>
        </draw:frame>
        <draw:frame draw:name="Title 2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4">Analītiskā daļa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sinājuma daļa" draw:style-name="dp1" draw:master-page-name="_31__5f_Title_20_and_20_Content" presentation:presentation-page-layout-name="AL1T11">
        <draw:frame draw:name="Content Placeholder 1" presentation:style-name="pr8" draw:text-style-name="P14" draw:layer="layout" svg:width="22.859cm" svg:height="7.747cm" svg:x="1.27cm" svg:y="4.039cm" presentation:class="outline" presentation:user-transformed="true">
          <draw:text-box>
            <text:list text:style-name="L4">
              <text:list-item>
                <text:p text:style-name="P13"><text:span text:style-name="T6">Kas jau ir izdarīts?</text:span></text:p>
              </text:list-item>
            </text:list>
            <text:p text:style-name="P13"><text:span text:style-name="T6"/></text:p>
            <text:p text:style-name="P13"><text:span text:style-name="T6"/></text:p>
            <text:p text:style-name="P13"><text:span text:style-name="T6"/></text:p>
            <text:list text:continue-numbering="true" text:style-name="L4">
              <text:list-item>
                <text:p text:style-name="P13"><text:span text:style-name="T6">Kas vēl ir jāizdara?</text:span></text:p>
              </text:list-item>
            </text:list>
          </draw:text-box>
        </draw:frame>
        <draw:frame draw:name="Title 2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4">Risinājuma daļa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sinājuma pārbaudes daļa" draw:style-name="dp1" draw:master-page-name="_31__5f_Title_20_and_20_Content" presentation:presentation-page-layout-name="AL1T11">
        <draw:frame draw:name="Content Placeholder 1" presentation:style-name="pr8" draw:text-style-name="P14" draw:layer="layout" svg:width="22.859cm" svg:height="7.747cm" svg:x="1.27cm" svg:y="4.039cm" presentation:class="outline" presentation:user-transformed="true">
          <draw:text-box>
            <text:list text:style-name="L4">
              <text:list-item>
                <text:p text:style-name="P13"><text:span text:style-name="T6">Kas jau ir izdarīts risinājuma pārbaudes daļā?</text:span></text:p>
              </text:list-item>
            </text:list>
            <text:p text:style-name="P13"><text:span text:style-name="T6"/></text:p>
            <text:p text:style-name="P13"><text:span text:style-name="T6"/></text:p>
            <text:list text:continue-numbering="true" text:style-name="L4">
              <text:list-item>
                <text:p text:style-name="P13"><text:span text:style-name="T6">Ko vēl plāno izdarīt?</text:span></text:p>
              </text:list-item>
            </text:list>
          </draw:text-box>
        </draw:frame>
        <draw:frame draw:name="Title 2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4">Risinājuma pārbaudes daļa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ēmas darba gaitā" draw:style-name="dp1" draw:master-page-name="_31__5f_Title_20_and_20_Content" presentation:presentation-page-layout-name="AL1T11">
        <draw:frame draw:name="Content Placeholder 1" presentation:style-name="pr8" draw:text-style-name="P14" draw:layer="layout" svg:width="22.859cm" svg:height="7.747cm" svg:x="1.27cm" svg:y="4.039cm" presentation:class="outline" presentation:user-transformed="true">
          <draw:text-box>
            <text:p text:style-name="P15"><text:span text:style-name="T7">Piemēram:</text:span></text:p>
            <text:list text:style-name="L4">
              <text:list-item>
                <text:p text:style-name="P15"><text:span text:style-name="T7">Nevaru atrast literatūru</text:span></text:p>
              </text:list-item>
              <text:list-item>
                <text:p text:style-name="P15"><text:span text:style-name="T7">Nezinu, kā noformēt literatūras atsauces</text:span></text:p>
              </text:list-item>
              <text:list-item>
                <text:p text:style-name="P15"><text:span text:style-name="T7">Nezinu, kā izmantot (iekļaut) atrasto informāciju savā darbā</text:span></text:p>
              </text:list-item>
              <text:list-item>
                <text:p text:style-name="P15"><text:span text:style-name="T7">Nezinu, cik/ko rakstīt praktiskajā un teorētiskajā daļā</text:span></text:p>
              </text:list-item>
              <text:list-item>
                <text:p text:style-name="P15"><text:span text:style-name="T7">...</text:span></text:p>
              </text:list-item>
            </text:list>
            <text:p text:style-name="P15"><text:span text:style-name="T7"/></text:p>
            <text:p text:style-name="P15"><text:span text:style-name="T7"/></text:p>
            <text:p text:style-name="P15"><text:span text:style-name="T6"/></text:p>
          </draw:text-box>
        </draw:frame>
        <draw:frame draw:name="Title 2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8">Problēmas darba gaitā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ādu palīdzību vēl sagaidu" draw:style-name="dp1" draw:master-page-name="_31__5f_Title_20_and_20_Content" presentation:presentation-page-layout-name="AL1T11">
        <draw:frame draw:name="Content Placeholder 1" presentation:style-name="pr8" draw:text-style-name="P14" draw:layer="layout" svg:width="22.859cm" svg:height="7.747cm" svg:x="1.27cm" svg:y="4.039cm" presentation:class="outline" presentation:user-transformed="true">
          <draw:text-box>
            <text:p text:style-name="P15"><text:span text:style-name="T7">Kā katedra un komisija var palīdzēt bakalaura darba izstrādē?</text:span></text:p>
            <text:p text:style-name="P15"><text:span text:style-name="T7"/></text:p>
          </draw:text-box>
        </draw:frame>
        <draw:frame draw:name="Title 2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8">Kādu palīdzību vēl sagaidu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solu gandrīz gatavu darbu uz priekšaizstāvēšanos! " draw:style-name="dp1" draw:master-page-name="_31__5f_Nodalu_5f_slaids_5f_1">
        <draw:frame draw:name="Title 4" presentation:style-name="pr9" draw:text-style-name="P6" draw:layer="layout" svg:width="19.949cm" svg:height="4.082cm" svg:x="1.588cm" svg:y="5.79cm" presentation:class="title" presentation:user-transformed="true">
          <draw:text-box>
            <text:p text:style-name="P16"><text:span text:style-name="T3">Apsolu gandrīz gatavu darbu uz priekšaizstāvēšanos! </text:span></text:p>
          </draw:text-box>
        </draw:frame>
        <draw:frame draw:name="Slide Number Placeholder 3" presentation:style-name="pr10" draw:text-style-name="P12" draw:layer="layout" svg:width="6.865cm" svg:height="1.013cm" svg:x="0cm" svg:y="16.916cm" presentation:class="page-number" presentation:user-transformed="true">
          <draw:text-box>
            <text:p text:style-name="P11"><text:span text:style-name="T9">Rīgas Tehniskā universitā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ulslaids-background" style:family="presentation">
      <style:graphic-properties draw:stroke="none" draw:fill="solid" draw:fill-color="#ffffff"/>
      <style:text-properties style:letter-kerning="true"/>
    </style:style>
    <style:style style:name="Titulslaid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ulslaid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ulslaids-outline1" style:family="presentation">
      <style:graphic-properties draw:stroke="none" draw:fill="none" draw:auto-grow-height="false" draw:fit-to-size="false" style:shrink-to-fit="true">
        <text:list-style style:name="Titulslaid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ulslaids-outline2" style:family="presentation" style:parent-style-name="Titulslaid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Titulslaids-outline3" style:family="presentation" style:parent-style-name="Titulslaid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ulslaids-outline4" style:family="presentation" style:parent-style-name="Titulslaid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ulslaids-outline5" style:family="presentation" style:parent-style-name="Titulslaids-outline4">
      <style:paragraph-properties fo:margin-top="0.1cm" fo:margin-bottom="0cm"/>
      <style:text-properties fo:font-size="20pt" style:font-size-asian="20pt" style:font-size-complex="20pt"/>
    </style:style>
    <style:style style:name="Titulslaids-outline6" style:family="presentation" style:parent-style-name="Titulslaids-outline5">
      <style:paragraph-properties fo:margin-top="0.1cm" fo:margin-bottom="0cm"/>
      <style:text-properties fo:font-size="20pt" style:font-size-asian="20pt" style:font-size-complex="20pt"/>
    </style:style>
    <style:style style:name="Titulslaids-outline7" style:family="presentation" style:parent-style-name="Titulslaids-outline6">
      <style:paragraph-properties fo:margin-top="0.1cm" fo:margin-bottom="0cm"/>
      <style:text-properties fo:font-size="20pt" style:font-size-asian="20pt" style:font-size-complex="20pt"/>
    </style:style>
    <style:style style:name="Titulslaids-outline8" style:family="presentation" style:parent-style-name="Titulslaids-outline7">
      <style:paragraph-properties fo:margin-top="0.1cm" fo:margin-bottom="0cm"/>
      <style:text-properties fo:font-size="20pt" style:font-size-asian="20pt" style:font-size-complex="20pt"/>
    </style:style>
    <style:style style:name="Titulslaids-outline9" style:family="presentation" style:parent-style-name="Titulslaids-outline8">
      <style:paragraph-properties fo:margin-top="0.1cm" fo:margin-bottom="0cm"/>
      <style:text-properties fo:font-size="20pt" style:font-size-asian="20pt" style:font-size-complex="20pt"/>
    </style:style>
    <style:style style:name="Titulslaids-subtitle" style:family="presentation">
      <style:graphic-properties draw:stroke="none" draw:fill="none" draw:textarea-vertical-align="middle">
        <text:list-style style:name="Titulslaid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slaids-title" style:family="presentation">
      <style:graphic-properties draw:stroke="none" draw:fill="none" draw:textarea-vertical-align="middle">
        <text:list-style style:name="Titulslaid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Nodalu_5f_slaids_5f_1-background" style:display-name="1_Nodalu_slaids_1-background" style:family="presentation">
      <style:graphic-properties draw:stroke="none" draw:fill="solid" draw:fill-color="#ffffff"/>
      <style:text-properties style:letter-kerning="true"/>
    </style:style>
    <style:style style:name="_31__5f_Nodalu_5f_slaids_5f_1-backgroundobjects" style:display-name="1_Nodalu_slaid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Nodalu_5f_slaids_5f_1-notes" style:display-name="1_Nodalu_slaid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Nodalu_5f_slaids_5f_1-outline1" style:display-name="1_Nodalu_slaids_1-outline1" style:family="presentation">
      <style:graphic-properties draw:stroke="none" draw:fill="none" draw:auto-grow-height="false" draw:fit-to-size="false" style:shrink-to-fit="true">
        <text:list-style style:name="_31__5f_Nodalu_5f_slaids_5f_1-outline1" style:display-name="1_Nodalu_slaid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Nodalu_5f_slaids_5f_1-outline2" style:display-name="1_Nodalu_slaids_1-outline2" style:family="presentation" style:parent-style-name="_31__5f_Nodalu_5f_slaids_5f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_31__5f_Nodalu_5f_slaids_5f_1-outline3" style:display-name="1_Nodalu_slaids_1-outline3" style:family="presentation" style:parent-style-name="_31__5f_Nodalu_5f_slaids_5f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_31__5f_Nodalu_5f_slaids_5f_1-outline4" style:display-name="1_Nodalu_slaids_1-outline4" style:family="presentation" style:parent-style-name="_31__5f_Nodalu_5f_slaids_5f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_31__5f_Nodalu_5f_slaids_5f_1-outline5" style:display-name="1_Nodalu_slaids_1-outline5" style:family="presentation" style:parent-style-name="_31__5f_Nodalu_5f_slaids_5f_1-outline4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6" style:display-name="1_Nodalu_slaids_1-outline6" style:family="presentation" style:parent-style-name="_31__5f_Nodalu_5f_slaids_5f_1-outline5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7" style:display-name="1_Nodalu_slaids_1-outline7" style:family="presentation" style:parent-style-name="_31__5f_Nodalu_5f_slaids_5f_1-outline6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8" style:display-name="1_Nodalu_slaids_1-outline8" style:family="presentation" style:parent-style-name="_31__5f_Nodalu_5f_slaids_5f_1-outline7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9" style:display-name="1_Nodalu_slaids_1-outline9" style:family="presentation" style:parent-style-name="_31__5f_Nodalu_5f_slaids_5f_1-outline8">
      <style:paragraph-properties fo:margin-top="0.1cm" fo:margin-bottom="0cm"/>
      <style:text-properties fo:font-size="20pt" style:font-size-asian="20pt" style:font-size-complex="20pt"/>
    </style:style>
    <style:style style:name="_31__5f_Nodalu_5f_slaids_5f_1-subtitle" style:display-name="1_Nodalu_slaids_1-subtitle" style:family="presentation">
      <style:graphic-properties draw:stroke="none" draw:fill="none" draw:textarea-vertical-align="middle">
        <text:list-style style:name="_31__5f_Nodalu_5f_slaids_5f_1-subtitle" style:display-name="1_Nodalu_slaid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Nodalu_5f_slaids_5f_1-title" style:display-name="1_Nodalu_slaids_1-title" style:family="presentation">
      <style:graphic-properties draw:stroke="none" draw:fill="none" draw:textarea-vertical-align="middle">
        <text:list-style style:name="_31__5f_Nodalu_5f_slaids_5f_1-title" style:display-name="1_Nodalu_slaid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ulslaid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ulslaid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_31__5f_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_31__5f_Nodalu_5f_slaids_5f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_5f_Nodalu_5f_slaids_5f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_31__5f_Nodalu_5f_slaids_5f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19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7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11" style:family="paragraph">
      <style:paragraph-properties fo:margin-left="0cm" fo:margin-right="0cm" fo:margin-top="0.09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2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4" style:family="paragraph">
      <style:paragraph-properties fo:margin-left="0cm" fo:margin-right="0cm" fo:margin-top="0.38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55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5p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0pt"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0pt" fo:hyphenate="false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font-size="44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center" style:punctuation-wrap="hanging" style:writing-mode="lr-tb"/>
      <style:text-properties fo:font-size="55pt" fo:hyphenate="false"/>
    </style:style>
    <style:style style:name="MT1" style:family="text">
      <style:text-properties fo:font-variant="normal" fo:text-transform="none" fo:color="#a6a6a6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7pt" fo:letter-spacing="normal" fo:language="lv" fo:country="LV" fo:font-style="normal" style:text-underline-style="none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MT3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14pt" fo:letter-spacing="normal" fo:language="lv" fo:country="LV" fo:font-style="normal" style:text-underline-style="none" fo:font-weight="normal" fo:background-color="transparent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55pt" fo:letter-spacing="normal" fo:language="lv" fo:country="LV" fo:font-style="normal" style:text-underline-style="none" fo:font-weight="bold" fo:background-color="transparent" style:font-size-asian="55pt" style:font-style-asian="normal" style:font-weight-asian="bold" style:font-name-complex="Arial1" style:font-size-complex="55pt" style:font-style-complex="normal" style:font-weight-complex="bold"/>
    </style:style>
    <style:style style:name="MT6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20pt" fo:letter-spacing="normal" fo:language="lv" fo:country="LV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18pt" fo:letter-spacing="normal" fo:language="lv" fo:country="LV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005551" loext:opacity="100%" style:text-line-through-style="none" style:text-line-through-type="none" style:text-position="0% 100%" style:font-name="Arial1" fo:font-size="44pt" fo:letter-spacing="normal" fo:language="lv" fo:country="LV" fo:font-style="normal" style:text-underline-style="none" fo:font-weight="bold" fo:background-color="transparent" style:font-size-asian="44pt" style:font-style-asian="normal" style:font-weight-asian="bold" style:font-name-complex="Arial1" style:font-size-complex="44pt" style:font-style-complex="normal" style:font-weight-complex="bold"/>
    </style:style>
    <style:style style:name="MT9" style:family="text">
      <style:text-properties fo:font-variant="normal" fo:text-transform="none" fo:color="#6c6c6c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555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555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5551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charset="x-symbol" fo:color="#005551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5551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charset="x-symbol" fo:color="#005551" fo:font-size="75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555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5551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charset="x-symbol" fo:color="#005551" fo:font-size="75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5551" fo:font-size="75%"/>
      </text:list-level-style-bullet>
      <text:list-level-style-bullet text:level="5" text:bullet-char="">
        <style:list-level-properties text:space-before="5.08cm" text:min-label-width="0.794cm"/>
        <style:text-properties fo:font-family="Wingdings" style:font-charset="x-symbol" fo:color="#005551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0055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6c6c6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ulslaids" style:page-layout-name="PM1" draw:style-name="Mdp1">
      <draw:custom-shape draw:name="TextBox 9" draw:style-name="Mgr3" draw:text-style-name="MP5" draw:layer="backgroundobjects" svg:width="0.512cm" svg:height="1.025cm" svg:x="-9.486cm" svg:y="7.761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25.399cm" svg:height="19.049cm" svg:x="0cm" svg:y="0cm">
        <draw:image xlink:href="Pictures/10000000000009C4000007536DA5A166CCA0B8CD.jpg" xlink:type="simple" xlink:show="embed" xlink:actuate="onLoad" draw:mime-type="image/jpeg">
          <text:p/>
        </draw:image>
        <svg:desc>image1-2.jpg</svg:desc>
      </draw:frame>
      <draw:frame draw:name="Text Placeholder 2" presentation:style-name="Mpr1" draw:text-style-name="MP10" draw:layer="backgroundobjects" svg:width="22.506cm" svg:height="1.375cm" svg:x="1.529cm" svg:y="13.044cm" presentation:class="outline" presentation:user-transformed="true">
        <draw:text-box>
          <text:p text:style-name="MP9"><text:span text:style-name="MT2">Text, text, text</text:span></text:p>
        </draw:text-box>
      </draw:frame>
      <draw:frame draw:name="Text Placeholder 7" presentation:style-name="Mpr1" draw:text-style-name="MP12" draw:layer="backgroundobjects" svg:width="22.506cm" svg:height="0.819cm" svg:x="1.53cm" svg:y="17.013cm" presentation:class="outline" presentation:user-transformed="true">
        <draw:text-box>
          <text:p text:style-name="MP11"><text:span text:style-name="MT3">Datums</text:span></text:p>
        </draw:text-box>
      </draw:frame>
      <draw:frame draw:name="Text Placeholder 10" presentation:style-name="Mpr1" draw:text-style-name="MP13" draw:layer="backgroundobjects" svg:width="22.506cm" svg:height="0.766cm" svg:x="1.53cm" svg:y="14.923cm" presentation:class="outline" presentation:user-transformed="true">
        <draw:text-box>
          <text:p text:style-name="MP11"><text:span text:style-name="MT4">Vārds, uzvārds</text:span></text:p>
        </draw:text-box>
      </draw:frame>
      <draw:frame draw:name="Text Placeholder 12" presentation:style-name="Mpr1" draw:text-style-name="MP13" draw:layer="backgroundobjects" svg:width="22.506cm" svg:height="0.793cm" svg:x="1.53cm" svg:y="15.69cm" presentation:class="outline" presentation:user-transformed="true">
        <draw:text-box>
          <text:p text:style-name="MP11"><text:span text:style-name="MT4">Amats</text:span></text:p>
        </draw:text-box>
      </draw:frame>
      <draw:frame draw:name="Text Placeholder 14" presentation:style-name="Mpr2" draw:text-style-name="MP15" draw:layer="backgroundobjects" svg:width="22.506cm" svg:height="5.026cm" svg:x="1.53cm" svg:y="7.514cm" presentation:class="outline" presentation:user-transformed="true">
        <draw:text-box>
          <text:p text:style-name="MP14"><text:span text:style-name="MT5">Jaunas prezentācijas nosaukums</text:span></text:p>
        </draw:text-box>
      </draw:frame>
      <draw:frame presentation:style-name="Titulslaids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Titulslaids-title" draw:layer="backgroundobjects" svg:width="18.624cm" svg:height="10.476cm" svg:x="1.482cm" svg:y="2.123cm" presentation:class="page"/>
        <draw:frame presentation:style-name="Titulslaid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draw:custom-shape draw:name="TextBox 9" draw:style-name="Mgr3" draw:text-style-name="MP5" draw:layer="backgroundobjects" svg:width="0.512cm" svg:height="1.025cm" svg:x="-9.486cm" svg:y="7.761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5" draw:text-style-name="MP8" draw:layer="backgroundobjects" svg:width="25.399cm" svg:height="19.049cm" svg:x="0cm" svg:y="0cm">
        <draw:image xlink:href="Pictures/10000000000009C40000075336D1D82ADCB64747.jpg" xlink:type="simple" xlink:show="embed" xlink:actuate="onLoad" draw:mime-type="image/jpeg">
          <text:p/>
        </draw:image>
        <svg:desc>RTU_PPT_4x3_06-05.jpg</svg:desc>
      </draw:frame>
      <draw:frame draw:name="Content Placeholder 2" presentation:style-name="Mpr5" draw:text-style-name="MP19" draw:layer="backgroundobjects" svg:width="22.859cm" svg:height="7.747cm" svg:x="1.27cm" svg:y="4.039cm" presentation:class="outline" presentation:user-transformed="true">
        <draw:text-box>
          <text:list text:style-name="ML5">
            <text:list-item>
              <text:p text:style-name="MP16"><text:span text:style-name="MT6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8" draw:style-name="Mgr3" draw:text-style-name="MP5" draw:layer="backgroundobjects" svg:width="0.512cm" svg:height="1.025cm" svg:x="27.687cm" svg:y="4.477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27.687cm" svg:y="4.477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3" draw:text-style-name="MP5" draw:layer="backgroundobjects" svg:width="0.512cm" svg:height="1.025cm" svg:x="27.687cm" svg:y="4.477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21" draw:layer="backgroundobjects" svg:width="22.859cm" svg:height="2.14cm" svg:x="1.27cm" svg:y="1.011cm" presentation:class="title" presentation:user-transformed="true">
        <draw:text-box>
          <text:p text:style-name="MP20"><text:span text:style-name="MT8">Click to edit Master title style</text:span></text:p>
        </draw:text-box>
      </draw:frame>
      <draw:frame draw:name="Slide Number Placeholder 6" presentation:style-name="Mpr7" draw:text-style-name="MP23" draw:layer="backgroundobjects" svg:width="6.866cm" svg:height="1.013cm" svg:x="1.27cm" svg:y="17.424cm" presentation:class="page-number" presentation:user-transformed="true">
        <draw:text-box>
          <text:p text:style-name="MP22"><text:span text:style-name="MT9">Rīgas Tehniskā universitāte</text:span></text:p>
        </draw:text-box>
      </draw:frame>
      <draw:frame draw:name="Date Placeholder 3" presentation:style-name="Mpr8" draw:text-style-name="MP23" draw:layer="backgroundobjects" svg:width="5.926cm" svg:height="1.013cm" svg:x="16.604cm" svg:y="17.424cm" presentation:class="date-time" presentation:user-transformed="true">
        <draw:text-box>
          <text:p text:style-name="MP1"><presentation:date-time/></text:p>
        </draw:text-box>
      </draw:fram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1__5f_Title_20_and_20_Content-title" draw:layer="backgroundobjects" svg:width="13.968cm" svg:height="10.476cm" svg:x="3.81cm" svg:y="2.123cm" presentation:class="page"/>
        <draw:frame presentation:style-name="_31__5f_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Nodalu_5f_slaids_5f_1" style:display-name="1_Nodalu_slaids_1" style:page-layout-name="PM1" draw:style-name="Mdp1">
      <draw:custom-shape draw:name="TextBox 9" draw:style-name="Mgr3" draw:text-style-name="MP5" draw:layer="backgroundobjects" svg:width="0.512cm" svg:height="1.025cm" svg:x="-9.486cm" svg:y="7.761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25.399cm" svg:height="19.049cm" svg:x="0cm" svg:y="0cm">
        <draw:image xlink:href="Pictures/10000000000009C400000753D7A0E8A60CEA5921.jpg" xlink:type="simple" xlink:show="embed" xlink:actuate="onLoad" draw:mime-type="image/jpeg">
          <text:p/>
        </draw:image>
      </draw:frame>
      <draw:frame draw:name="Title 1" presentation:style-name="Mpr11" draw:text-style-name="MP15" draw:layer="backgroundobjects" svg:width="21.589cm" svg:height="4.082cm" svg:x="1.905cm" svg:y="7.272cm" presentation:class="title" presentation:user-transformed="true">
        <draw:text-box>
          <text:p text:style-name="MP24"><text:span text:style-name="MT5">Paldies.</text:span></text:p>
        </draw:text-box>
      </draw:frame>
      <presentation:notes style:page-layout-name="PM0">
        <draw:page-thumbnail presentation:style-name="_31__5f_Nodalu_5f_slaids_5f_1-title" draw:layer="backgroundobjects" svg:width="13.968cm" svg:height="10.476cm" svg:x="3.81cm" svg:y="2.123cm" presentation:class="page"/>
        <draw:frame presentation:style-name="_31__5f_Nodalu_5f_slaids_5f_1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JZ</meta:initial-creator>
    <dc:creator>Vita Šakele</dc:creator>
    <meta:editing-cycles>231</meta:editing-cycles>
    <meta:creation-date>2015-01-14T08:45:22</meta:creation-date>
    <dc:date>2021-03-01T22:34:19</dc:date>
    <meta:editing-duration>P0D</meta:editing-duration>
    <meta:generator>LibreOffice/7.3.0.3$Windows_X86_64 LibreOffice_project/0f246aa12d0eee4a0f7adcefbf7c878fc2238db3</meta:generator>
    <meta:document-statistic meta:object-count="100"/>
    <meta:user-defined meta:name="AppVersion">16.0000</meta:user-defined>
    <meta:user-defined meta:name="Company">ESM Group</meta:user-defined>
    <meta:user-defined meta:name="PresentationFormat">On-screen Show (4:3)</meta:user-defined>
    <meta:user-defined meta:name="Slides" meta:value-type="float">9</meta:user-defined>
    <meta:template xlink:type="simple" xlink:actuate="onRequest" xlink:title="L_Ekspresis_PPT_pamatne.potx" xlink:href=""/>
  </office:meta>
</office:document-meta>
</file>